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style:text-underline-style="solid" style:text-underline-width="auto" style:text-underline-color="font-color" fo:font-weight="bold" officeooo:rsid="00030c0d" officeooo:paragraph-rsid="0004b3d6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ce181e" style:text-underline-style="solid" style:text-underline-width="auto" style:text-underline-color="font-color" fo:font-weight="bold" officeooo:rsid="00030c0d" officeooo:paragraph-rsid="00030c0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04b3d6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text-outline="false" style:font-name="LucidaGrande" fo:font-size="10pt" fo:letter-spacing="normal" style:text-underline-style="none" fo:font-weight="normal" officeooo:rsid="00030c0d" officeooo:paragraph-rsid="00030c0d" style:letter-kerning="false" style:font-size-asian="10pt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text-outline="false" style:font-name="LucidaGrande" fo:font-size="10pt" fo:letter-spacing="normal" style:text-underline-style="none" fo:font-weight="normal" officeooo:rsid="0004b3d6" officeooo:paragraph-rsid="0004b3d6" style:letter-kerning="false" style:font-size-asian="10pt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text-outline="false" style:font-name="LucidaGrande" fo:font-size="10pt" fo:letter-spacing="normal" style:text-underline-style="none" fo:font-weight="bold" officeooo:rsid="0004b3d6" officeooo:paragraph-rsid="0004b3d6" style:letter-kerning="false" style:font-size-asian="10pt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text-outline="false" style:font-name="LucidaGrande" fo:font-size="10pt" fo:letter-spacing="normal" style:text-underline-style="none" fo:font-weight="bold" officeooo:rsid="0004b3d6" officeooo:paragraph-rsid="0008591a" style:letter-kerning="false" style:font-size-asian="10pt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text-outline="false" style:font-name="LucidaGrande" fo:font-size="10pt" fo:letter-spacing="normal" style:text-underline-style="none" fo:font-weight="bold" officeooo:rsid="0008591a" officeooo:paragraph-rsid="0008591a" style:letter-kerning="false" style:font-size-asian="10pt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text-outline="false" style:font-name="LucidaGrande" fo:font-size="10pt" fo:letter-spacing="normal" style:text-underline-style="none" fo:font-weight="bold" officeooo:rsid="000a052e" officeooo:paragraph-rsid="000a052e" style:letter-kerning="false" style:font-size-asian="10pt" style:font-weight-asian="bold" style:font-weight-complex="bold"/>
    </style:style>
    <style:style style:name="P10" style:family="paragraph" style:parent-style-name="Standard">
      <style:text-properties style:use-window-font-color="true" style:text-outline="false" style:font-name="LucidaGrande" fo:font-size="10pt" fo:letter-spacing="normal" style:letter-kerning="false" style:font-size-asian="10pt"/>
    </style:style>
    <style:style style:name="P11" style:family="paragraph" style:parent-style-name="Standard">
      <style:paragraph-properties fo:text-align="justify" style:justify-single-word="false"/>
      <style:text-properties fo:color="#ce181e" style:text-outline="false" style:font-name="LucidaGrande" fo:font-size="10pt" fo:letter-spacing="normal" style:text-underline-style="solid" style:text-underline-width="auto" style:text-underline-color="font-color" fo:font-weight="bold" officeooo:rsid="00030c0d" officeooo:paragraph-rsid="00030c0d" style:letter-kerning="false" style:font-size-asian="10pt" style:font-weight-asian="bold" style:font-weight-complex="bold"/>
    </style:style>
    <style:style style:name="P1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use-window-font-color="true" style:text-outline="false" style:font-name="LucidaGrande" fo:font-size="10pt" fo:letter-spacing="normal" style:letter-kerning="false" style:font-size-asian="10pt"/>
    </style:style>
    <style:style style:name="P13" style:family="paragraph" style:parent-style-name="Standard">
      <style:paragraph-properties fo:text-align="justify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style:use-window-font-color="true" style:text-outline="false" style:font-name="LucidaGrande" fo:font-size="10pt" fo:letter-spacing="normal" officeooo:rsid="0004b3d6" officeooo:paragraph-rsid="0004b3d6" style:letter-kerning="false" style:font-size-asian="10pt"/>
    </style:style>
    <style:style style:name="T1" style:family="text">
      <style:text-properties officeooo:rsid="0004b3d6"/>
    </style:style>
    <style:style style:name="T2" style:family="text">
      <style:text-properties style:use-window-font-color="true" style:text-outline="false" style:font-name="LucidaGrande" fo:font-size="10pt" fo:letter-spacing="normal" style:letter-kerning="false" style:font-size-asian="10pt"/>
    </style:style>
    <style:style style:name="T3" style:family="text">
      <style:text-properties style:use-window-font-color="true" style:text-outline="false" style:font-name="LucidaGrande" fo:font-size="10pt" fo:letter-spacing="normal" style:text-underline-style="none" fo:font-weight="normal" officeooo:rsid="0004b3d6" style:letter-kerning="false" style:font-size-asian="10pt" style:font-weight-asian="normal" style:font-weight-complex="normal"/>
    </style:style>
    <style:style style:name="T4" style:family="text">
      <style:text-properties officeooo:rsid="000859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text:span text:style-name="T1">RDUINO</text:span></text:p>
      <text:p text:style-name="P2"/>
      <text:p text:style-name="P4">//oled display :</text:p>
      <text:p text:style-name="P10">#define SCREEN_HEIGHT 47</text:p>
      <text:p text:style-name="P10">//parte blu</text:p>
      <text:p text:style-name="P10">#define SCREEN_HEIGHT 17</text:p>
      <text:p text:style-name="P12">//parte gialla</text:p>
      <text:p text:style-name="P11"/>
      <text:p text:style-name="P3"><text:span text:style-name="T3">#</text:span><text:span text:style-name="T2">define OLED_MOSI <text:s/>9</text:span></text:p>
      <text:p text:style-name="P10">#define OLED_CLK <text:s text:c="2"/>10</text:p>
      <text:p text:style-name="P10">NON</text:p>
      <text:p text:style-name="P10">#define OLED_MOSI 10</text:p>
      <text:p text:style-name="P5">#define OLED_CLK <text:s text:c="4"/>9</text:p>
      <text:p text:style-name="P5">----------------------------------------------------------------------------------- </text:p>
      <text:p text:style-name="P5">display.invertDisplay(true);</text:p>
      <text:p text:style-name="P10">//rende lo sfondo colorato e l’ogetto nero</text:p>
      <text:p text:style-name="P10">-------------------------------</text:p>
      <text:p text:style-name="P10">display.invertDisplay(false);</text:p>
      <text:p text:style-name="P13">//rende l’oggetto colorato e lo sfondo nero</text:p>
      <text:p text:style-name="P5"/>
      <text:p text:style-name="P5">static const unsigned char PROGMEM logo_bmp[] = <text:s/></text:p>
      <text:p text:style-name="P5">{ B11111111, B11111111,</text:p>
      <text:p text:style-name="P5"><text:s text:c="2"/>B11111111, B11111111,</text:p>
      <text:p text:style-name="P5"><text:s text:c="2"/>B11100000, B00000000,</text:p>
      <text:p text:style-name="P5"><text:s text:c="2"/>B11100000, B00000000,</text:p>
      <text:p text:style-name="P5"><text:s text:c="2"/>B11100000, B00000000,</text:p>
      <text:p text:style-name="P5"><text:s text:c="2"/>B11100000, B00000000,</text:p>
      <text:p text:style-name="P5"><text:s text:c="2"/>B11100000, B00000000,</text:p>
      <text:p text:style-name="P5"><text:s text:c="2"/>B11111111, B00000000,</text:p>
      <text:p text:style-name="P5"><text:s text:c="2"/>B11111111, B00000000,</text:p>
      <text:p text:style-name="P5"><text:s text:c="2"/>B11100000, B00000000,</text:p>
      <text:p text:style-name="P5"><text:s text:c="2"/>B11100000, B00000000,</text:p>
      <text:p text:style-name="P5"><text:s text:c="2"/>B11100000, B00000000,</text:p>
      <text:p text:style-name="P5"><text:s text:c="2"/>B11100000, B00000000,</text:p>
      <text:p text:style-name="P5"><text:s text:c="2"/>B11100000, B00000000,</text:p>
      <text:p text:style-name="P5"><text:s text:c="2"/>B11100000, B00000000,</text:p>
      <text:p text:style-name="P5"><text:s text:c="2"/>B11100000, B00000000 };</text:p>
      <text:p text:style-name="P5"/>
      <text:p text:style-name="P5">//chiama</text:p>
      <text:p text:style-name="P5"/>
      <text:p text:style-name="P5"/>
      <text:p text:style-name="P6">#define NUMFLAKES <text:s/>5 <text:s/>//cambia per più o meno ogetti</text:p>
      <text:p text:style-name="P6">#define XPOS <text:s text:c="2"/>0 </text:p>
      <text:p text:style-name="P6">#define YPOS <text:s text:c="2"/>1</text:p>
      <text:p text:style-name="P6">#define DELTAY 2</text:p>
      <text:p text:style-name="P6"/>
      <text:p text:style-name="P6">void testanimate(const uint8_t *bitmap, uint8_t w, uint8_t h) {</text:p>
      <text:p text:style-name="P6"><text:s text:c="2"/>int8_t f, icons[NUMFLAKES][3];</text:p>
      <text:p text:style-name="P6"/>
      <text:p text:style-name="P6"><text:s text:c="2"/>// Initialize 'snowflake' positions</text:p>
      <text:p text:style-name="P6"><text:s text:c="2"/>for(f=0; f&lt; NUMFLAKES; f++) {</text:p>
      <text:p text:style-name="P6"><text:s text:c="4"/>icons[f][XPOS] <text:s text:c="2"/>= random(1 - LOGO_WIDTH, display.width());</text:p>
      <text:p text:style-name="P6"><text:s text:c="4"/>icons[f][YPOS] <text:s text:c="2"/>= -LOGO_HEIGHT;</text:p>
      <text:p text:style-name="P6"><text:s text:c="4"/>icons[f][DELTAY] = random(1, 6);</text:p>
      <text:p text:style-name="P6"><text:s text:c="4"/>Serial.print(F("x: "));</text:p>
      <text:p text:style-name="P6"><text:s text:c="4"/>Serial.print(icons[f][XPOS], DEC);</text:p>
      <text:p text:style-name="P6"><text:s text:c="4"/>Serial.print(F(" y: "));</text:p>
      <text:p text:style-name="P6"><text:s text:c="4"/>Serial.print(icons[f][YPOS], DEC);</text:p>
      <text:p text:style-name="P6"><text:s text:c="4"/>Serial.print(F(" dy: "));</text:p>
      <text:p text:style-name="P6"><text:s text:c="4"/>Serial.println(icons[f][DELTAY], DEC);</text:p>
      <text:p text:style-name="P6"><text:s text:c="2"/>}</text:p>
      <text:p text:style-name="P6"><text:soft-page-break/></text:p>
      <text:p text:style-name="P6"><text:s text:c="2"/>for(;;) { // Loop forever...</text:p>
      <text:p text:style-name="P6"><text:s text:c="4"/>display.clearDisplay(); // Clear the display buffer</text:p>
      <text:p text:style-name="P6"/>
      <text:p text:style-name="P6"><text:s text:c="4"/>// Draw each snowflake:</text:p>
      <text:p text:style-name="P6"><text:s text:c="4"/>for(f=0; f&lt; NUMFLAKES; f++) {</text:p>
      <text:p text:style-name="P6"><text:s text:c="6"/>display.drawBitmap(icons[f][XPOS], icons[f][YPOS], bitmap, w, h, WHITE);</text:p>
      <text:p text:style-name="P6"><text:s text:c="4"/>}</text:p>
      <text:p text:style-name="P6"/>
      <text:p text:style-name="P6"><text:s text:c="4"/>display.display(); // Show the display buffer on the screen</text:p>
      <text:p text:style-name="P6"><text:s text:c="4"/>delay(200); <text:s text:c="7"/>// Pause for 1/10 second</text:p>
      <text:p text:style-name="P6"/>
      <text:p text:style-name="P6"><text:s text:c="4"/>// Then update coordinates of each flake...</text:p>
      <text:p text:style-name="P6"><text:s text:c="4"/>for(f=0; f&lt; NUMFLAKES; f++) {</text:p>
      <text:p text:style-name="P6"><text:s text:c="6"/>icons[f][YPOS] += icons[f][DELTAY];</text:p>
      <text:p text:style-name="P6"><text:s text:c="6"/>// If snowflake is off the bottom of the screen...</text:p>
      <text:p text:style-name="P6"><text:s text:c="6"/>if (icons[f][YPOS] &gt;= display.height()) {</text:p>
      <text:p text:style-name="P6"><text:s text:c="8"/>// Reinitialize to a random position, just off the top</text:p>
      <text:p text:style-name="P6"><text:s text:c="8"/>icons[f][XPOS] <text:s text:c="2"/>= random(1 - LOGO_WIDTH, display.width());</text:p>
      <text:p text:style-name="P6"><text:s text:c="8"/>icons[f][YPOS] <text:s text:c="2"/>= -LOGO_HEIGHT;</text:p>
      <text:p text:style-name="P6"><text:s text:c="8"/>icons[f][DELTAY] = random(1, 6);</text:p>
      <text:p text:style-name="P6"><text:s text:c="6"/>}</text:p>
      <text:p text:style-name="P6"><text:s text:c="4"/>}</text:p>
      <text:p text:style-name="P6"><text:s text:c="2"/>}</text:p>
      <text:p text:style-name="P6">}</text:p>
      <text:p text:style-name="P6"/>
      <text:p text:style-name="P6">//comando : testanimate(logo_bmp, LOGO_WIDTH, LOGO_HEIGHT);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//<text:span text:style-name="T4">programma di avvio per bitmap e animazione bitmap</text:span></text:p>
      <text:p text:style-name="P6"/>
      <text:p text:style-name="P6">#include &lt;SPI.h&gt;</text:p>
      <text:p text:style-name="P6">#include &lt;Wire.h&gt;</text:p>
      <text:p text:style-name="P6">#include &lt;Adafruit_GFX.h&gt;</text:p>
      <text:p text:style-name="P6">#include &lt;Adafruit_SSD1306.h&gt;</text:p>
      <text:p text:style-name="P6"/>
      <text:p text:style-name="P6">#define SCREEN_WIDTH 128</text:p>
      <text:p text:style-name="P6">#define SCREEN_HEIGHT 64 <text:s/>//<text:span text:style-name="T4">17 = giallo, 47 = blu</text:span></text:p>
      <text:p text:style-name="P6">#define OLED_MOSI <text:s/>10</text:p>
      <text:p text:style-name="P6">#define OLED_CLK <text:s text:c="3"/>9</text:p>
      <text:p text:style-name="P6">#define OLED_DC <text:s text:c="3"/>11</text:p>
      <text:p text:style-name="P6">#define OLED_CS <text:s text:c="3"/>12</text:p>
      <text:p text:style-name="P6">#define OLED_RESET 13</text:p>
      <text:p text:style-name="P6">Adafruit_SSD1306 display(SCREEN_WIDTH, SCREEN_HEIGHT,</text:p>
      <text:p text:style-name="P6"><text:s text:c="2"/>OLED_MOSI, OLED_CLK, OLED_DC, OLED_RESET, OLED_CS);</text:p>
      <text:p text:style-name="P6">#define NUMFLAKES <text:s text:c="5"/>5</text:p>
      <text:p text:style-name="P6">#define LOGO_HEIGHT <text:s text:c="2"/>24</text:p>
      <text:p text:style-name="P6">#define LOGO_WIDTH <text:s text:c="3"/>16</text:p>
      <text:p text:style-name="P6">static const unsigned char PROGMEM logo_bmp[] = <text:s/></text:p>
      <text:p text:style-name="P6">{ B11111111, B11111111,</text:p>
      <text:p text:style-name="P6"><text:s text:c="2"/>B11111111, B11111111,</text:p>
      <text:p text:style-name="P6"><text:s text:c="2"/>B11100000, B00000000,</text:p>
      <text:p text:style-name="P6"><text:s text:c="2"/>B11100000, B00000000,</text:p>
      <text:p text:style-name="P6"><text:s text:c="2"/>B11100000, B00000000,</text:p>
      <text:p text:style-name="P6"><text:s text:c="2"/>B11100000, B00000000,</text:p>
      <text:p text:style-name="P6"><text:s text:c="2"/>B11100000, B00000000,</text:p>
      <text:p text:style-name="P6"><text:s text:c="2"/>B11111111, B00000000,</text:p>
      <text:p text:style-name="P6"><text:s text:c="2"/>B11111111, B00000000,</text:p>
      <text:p text:style-name="P6"><text:s text:c="2"/>B11100000, B00000000,</text:p>
      <text:p text:style-name="P6"><text:s text:c="2"/>B11100000, B00000000,</text:p>
      <text:p text:style-name="P6"><text:s text:c="2"/>B11100000, B00000000,</text:p>
      <text:p text:style-name="P6"><text:s text:c="2"/>B11100000, B00000000,</text:p>
      <text:p text:style-name="P6"><text:s text:c="2"/>B11100000, B00000000,</text:p>
      <text:p text:style-name="P6"><text:s text:c="2"/>B11100000, B00000000,</text:p>
      <text:p text:style-name="P6"><text:s text:c="2"/>B11100000, B00000000 };</text:p>
      <text:p text:style-name="P6"/>
      <text:p text:style-name="P6">void setup() {</text:p>
      <text:p text:style-name="P6"><text:s text:c="2"/>Serial.begin(9600);</text:p>
      <text:p text:style-name="P6"><text:s text:c="2"/>if(!display.begin(SSD1306_SWITCHCAPVCC)) { <text:s/></text:p>
      <text:p text:style-name="P6"><text:s text:c="4"/>Serial.println(F("SSD1306 allocation failed"));</text:p>
      <text:p text:style-name="P6"><text:s text:c="4"/>for(;;); // Don't proceed, loop forever</text:p>
      <text:p text:style-name="P6"><text:s text:c="2"/>}</text:p>
      <text:p text:style-name="P6"/>
      <text:p text:style-name="P6"><text:s text:c="2"/>display.display();</text:p>
      <text:p text:style-name="P7"><text:s text:c="2"/>delay(2000)</text:p>
      <text:p text:style-name="P7"><text:s/>display.clearDispl<text:span text:style-name="T4">ay();</text:span></text:p>
      <text:p text:style-name="P8"/>
      <text:p text:style-name="P8">testdrawbitmap(); <text:s text:c="3"/>// Draw a small bitmap image</text:p>
      <text:p text:style-name="P8"/>
      <text:p text:style-name="P8"><text:s text:c="2"/>// Invert and restore display, pausing in-between</text:p>
      <text:p text:style-name="P8"><text:s text:c="2"/>display.invertDisplay(true);</text:p>
      <text:p text:style-name="P8"><text:s text:c="2"/>delay(1000);</text:p>
      <text:p text:style-name="P8"><text:s text:c="2"/>display.invertDisplay(false);</text:p>
      <text:p text:style-name="P8"><text:s text:c="2"/>delay(1000);</text:p>
      <text:p text:style-name="P8"/>
      <text:p text:style-name="P8"><text:s text:c="2"/>testanimate(logo_bmp, LOGO_WIDTH, LOGO_HEIGHT); // Animate bitmaps</text:p>
      <text:p text:style-name="P8"/>
      <text:p text:style-name="P8"/>
      <text:p text:style-name="P9">}</text:p>
      <text:p text:style-name="P8">void testdrawbitmap(void) {</text:p>
      <text:p text:style-name="P8"><text:soft-page-break/><text:s text:c="2"/>display.clearDisplay();</text:p>
      <text:p text:style-name="P8"/>
      <text:p text:style-name="P8"><text:s text:c="2"/>display.drawBitmap(</text:p>
      <text:p text:style-name="P8"><text:s text:c="4"/>(display.width() <text:s/>- LOGO_WIDTH ) / 2,</text:p>
      <text:p text:style-name="P8"><text:s text:c="4"/>(display.height() - LOGO_HEIGHT) / 2,</text:p>
      <text:p text:style-name="P8"><text:s text:c="4"/>logo_bmp, LOGO_WIDTH, LOGO_HEIGHT, 1);</text:p>
      <text:p text:style-name="P8"><text:s text:c="2"/>display.display();</text:p>
      <text:p text:style-name="P8"><text:s text:c="2"/>delay(1000);</text:p>
      <text:p text:style-name="P8">}</text:p>
      <text:p text:style-name="P8"/>
      <text:p text:style-name="P8">#define XPOS <text:s text:c="2"/>0 // Indexes into the 'icons' array in function below</text:p>
      <text:p text:style-name="P8">#define YPOS <text:s text:c="2"/>1</text:p>
      <text:p text:style-name="P8">#define DELTAY 2</text:p>
      <text:p text:style-name="P8"/>
      <text:p text:style-name="P8">void testanimate(const uint8_t *bitmap, uint8_t w, uint8_t h) {</text:p>
      <text:p text:style-name="P8"><text:s text:c="2"/>int8_t f, icons[NUMFLAKES][3];</text:p>
      <text:p text:style-name="P8"/>
      <text:p text:style-name="P8"><text:s text:c="2"/>// Initialize 'snowflake' positions</text:p>
      <text:p text:style-name="P8"><text:s text:c="2"/>for(f=0; f&lt; NUMFLAKES; f++) {</text:p>
      <text:p text:style-name="P8"><text:s text:c="4"/>icons[f][XPOS] <text:s text:c="2"/>= random(1 - LOGO_WIDTH, display.width());</text:p>
      <text:p text:style-name="P8"><text:s text:c="4"/>icons[f][YPOS] <text:s text:c="2"/>= -LOGO_HEIGHT;</text:p>
      <text:p text:style-name="P8"><text:s text:c="4"/>icons[f][DELTAY] = random(1, 6);</text:p>
      <text:p text:style-name="P8"><text:s text:c="4"/>Serial.print(F("x: "));</text:p>
      <text:p text:style-name="P8"><text:s text:c="4"/>Serial.print(icons[f][XPOS], DEC);</text:p>
      <text:p text:style-name="P8"><text:s text:c="4"/>Serial.print(F(" y: "));</text:p>
      <text:p text:style-name="P8"><text:s text:c="4"/>Serial.print(icons[f][YPOS], DEC);</text:p>
      <text:p text:style-name="P8"><text:s text:c="4"/>Serial.print(F(" dy: "));</text:p>
      <text:p text:style-name="P8"><text:s text:c="4"/>Serial.println(icons[f][DELTAY], DEC);</text:p>
      <text:p text:style-name="P8"><text:s text:c="2"/>}</text:p>
      <text:p text:style-name="P8"/>
      <text:p text:style-name="P8"><text:s text:c="2"/>for(;;) { // Loop forever...</text:p>
      <text:p text:style-name="P8"><text:s text:c="4"/>display.clearDisplay(); // Clear the display buffer</text:p>
      <text:p text:style-name="P8"/>
      <text:p text:style-name="P8"><text:s text:c="4"/>// Draw each snowflake:</text:p>
      <text:p text:style-name="P8"><text:s text:c="4"/>for(f=0; f&lt; NUMFLAKES; f++) {</text:p>
      <text:p text:style-name="P8"><text:s text:c="6"/>display.drawBitmap(icons[f][XPOS], icons[f][YPOS], bitmap, w, h, WHITE);</text:p>
      <text:p text:style-name="P8"><text:s text:c="4"/>}</text:p>
      <text:p text:style-name="P8"/>
      <text:p text:style-name="P8"><text:s text:c="4"/>display.display(); // Show the display buffer on the screen</text:p>
      <text:p text:style-name="P8"><text:s text:c="4"/>delay(200); <text:s text:c="7"/>// Pause for 1/10 second</text:p>
      <text:p text:style-name="P8"/>
      <text:p text:style-name="P8"><text:s text:c="4"/>// Then update coordinates of each flake...</text:p>
      <text:p text:style-name="P8"><text:s text:c="4"/>for(f=0; f&lt; NUMFLAKES; f++) {</text:p>
      <text:p text:style-name="P8"><text:s text:c="6"/>icons[f][YPOS] += icons[f][DELTAY];</text:p>
      <text:p text:style-name="P8"><text:s text:c="6"/>// If snowflake is off the bottom of the screen...</text:p>
      <text:p text:style-name="P8"><text:s text:c="6"/>if (icons[f][YPOS] &gt;= display.height()) {</text:p>
      <text:p text:style-name="P8"><text:s text:c="8"/>// Reinitialize to a random position, just off the top</text:p>
      <text:p text:style-name="P8"><text:s text:c="8"/>icons[f][XPOS] <text:s text:c="2"/>= random(1 - LOGO_WIDTH, display.width());</text:p>
      <text:p text:style-name="P8"><text:s text:c="8"/>icons[f][YPOS] <text:s text:c="2"/>= -LOGO_HEIGHT;</text:p>
      <text:p text:style-name="P8"><text:s text:c="8"/>icons[f][DELTAY] = random(1, 6);</text:p>
      <text:p text:style-name="P8"><text:s text:c="6"/>}</text:p>
      <text:p text:style-name="P8"><text:s text:c="4"/>}</text:p>
      <text:p text:style-name="P8"><text:s text:c="2"/>}</text:p>
      <text:p text:style-name="P8">}void testdrawbitmap(void) {</text:p>
      <text:p text:style-name="P8"><text:s text:c="2"/>display.clearDisplay();</text:p>
      <text:p text:style-name="P8"/>
      <text:p text:style-name="P8"><text:s text:c="2"/>display.drawBitmap(</text:p>
      <text:p text:style-name="P8"><text:s text:c="4"/>(display.width() <text:s/>- LOGO_WIDTH ) / 2,</text:p>
      <text:p text:style-name="P8"><text:s text:c="4"/>(display.height() - LOGO_HEIGHT) / 2,</text:p>
      <text:p text:style-name="P8"><text:s text:c="4"/>logo_bmp, LOGO_WIDTH, LOGO_HEIGHT, 1);</text:p>
      <text:p text:style-name="P8"><text:s text:c="2"/>display.display();</text:p>
      <text:p text:style-name="P9"><text:soft-page-break/><text:s text:c="2"/>delay(100);</text:p>
      <text:p text:style-name="P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9:41:18.919831000</meta:creation-date>
    <dc:date>2019-02-25T20:09:47.085661000</dc:date>
    <meta:editing-duration>PT16M9S</meta:editing-duration>
    <meta:editing-cycles>3</meta:editing-cycles>
    <meta:generator>LibreOffice/6.1.2.1$MacOSX_X86_64 LibreOffice_project/65905a128db06ba48db947242809d14d3f9a93fe</meta:generator>
    <meta:document-statistic meta:table-count="0" meta:image-count="0" meta:object-count="0" meta:page-count="5" meta:paragraph-count="181" meta:word-count="614" meta:character-count="5575" meta:non-whitespace-character-count="4636"/>
  </office:meta>
</office:document-meta>
</file>